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2.4654in"/>
    </style:style>
    <style:style style:name="co8" style:family="table-column">
      <style:table-column-properties fo:break-before="auto" style:column-width="2.6693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611in" fo:break-before="auto" style:use-optimal-row-height="false"/>
    </style:style>
    <style:style style:name="ro2" style:family="table-row">
      <style:table-row-properties style:row-height="1.0882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5075in" fo:break-before="auto" style:use-optimal-row-height="false"/>
    </style:style>
    <style:style style:name="ro5" style:family="table-row">
      <style:table-row-properties style:row-height="0.7772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1.2638in" fo:break-before="auto" style:use-optimal-row-height="false"/>
    </style:style>
    <style:style style:name="ro8" style:family="table-row">
      <style:table-row-properties style:row-height="2.5701in" fo:break-before="auto" style:use-optimal-row-height="false"/>
    </style:style>
    <style:style style:name="ro9" style:family="table-row">
      <style:table-row-properties style:row-height="0.8492in" fo:break-before="auto" style:use-optimal-row-height="false"/>
    </style:style>
    <style:style style:name="ro10" style:family="table-row">
      <style:table-row-properties style:row-height="0.7252in" fo:break-before="auto" style:use-optimal-row-height="false"/>
    </style:style>
    <style:style style:name="ro11" style:family="table-row">
      <style:table-row-properties style:row-height="0.539in" fo:break-before="auto" style:use-optimal-row-height="false"/>
    </style:style>
    <style:style style:name="ro12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9016in" fo:break-before="auto" style:use-optimal-row-height="tru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1pt" style:font-size-asian="11pt" style:font-name-complex="Lucida Sans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7" style:family="text">
      <style:text-properties fo:font-weight="bold" style:font-weight-complex="bold"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Microsoft YaHei" style:font-name-complex="Lucida Sans" style:font-size-asian="11pt" style:font-size-complex="11pt" style:font-style-asian="normal" style:font-style-complex="normal" style:text-emphasize="none" style:font-relief="none" style:font-weight-asian="bold"/>
    </style:style>
    <style:style style:name="T18" style:family="text">
      <style:text-properties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Microsoft YaHei" style:font-name-complex="Lucida Sans" style:font-size-asian="11pt" style:font-size-complex="11pt" style:font-style-asian="normal" style:font-style-complex="normal" style:text-emphasize="none" style:font-relief="none" style:font-weight-complex="normal" style:font-weight-asian="normal" fo:font-weight="normal"/>
    </style:style>
    <style:style style:name="T19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fo:color="#dddddd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?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 (GC)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43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table:style-name="ce18" office:value-type="string" calcext:value-type="string">
            <text:p>Please stop mocking the language or you’ll never understand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14">- Smart pointers</text:span><text:span text:style-name="T15"> (handles memory leaks, dangling pointers, etc.)</text:span></text:p>
            <text:p><text:span text:style-name="T3">- Encapsulation aids in abstraction and security of object data and methods;</text:span></text:p>
            <text:p><text:span text:style-name="T3">- Stronger type checking; </text:span></text:p>
            <text:p><text:span text:style-name="T3">- STL aids in avoiding writing in security flaws;</text:span></text:p>
            <text:p><text:span text:style-name="T3">- Graceful exception handling (avoidance of crashes);</text:span></text:p>
            <text:p><text:span text:style-name="T3">- Standardized string handling; </text:span></text:p>
            <text:p><text:span text:style-name="T3">- RAII (proper initialization and destruction of object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4" office:value-type="string" calcext:value-type="string">
            <text:p>Every professional developer is expected to know C++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20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 table:style-name="ce23"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 table:style-name="ce23"/>
          <table:table-cell table:style-name="ce18" office:value-type="string" calcext:value-type="string">
            <text:p><text:span text:style-name="T3">- Maintaining coreboot;</text:span></text:p>
            <text:p><text:span text:style-name="T3">- 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1" office:value-type="string" calcext:value-type="string">
            <text:p>No GC</text:p>
          </table:table-cell>
          <table:table-cell table:style-name="ce71" office:value-type="string" calcext:value-type="string">
            <text:p>None</text:p>
          </table:table-cell>
          <table:table-cell table:style-name="ce31" office:value-type="string" calcext:value-type="string">
            <text:p><text:span text:style-name="T21">Attempting to achieve things outside of the language’s focal capabilities will inspire the developer to write very long command lines. </text:span></text:p>
            <text:p><text:span text:style-name="T22">- Bash: error handling and resource management would be done manually.</text:span></text:p>
          </table:table-cell>
          <table:table-cell table:style-name="ce4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21">Powershell: </text:span></text:p>
            <text:p><text:span text:style-name="T21">- Windows setup applications.</text:span></text:p>
            <text:p><text:span text:style-name="T21">Bash: </text:span></text:p>
            <text:p><text:span text:style-name="T21">- 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18" office:value-type="string" calcext:value-type="string">
            <text:p>GC</text:p>
          </table:table-cell>
          <table:table-cell table:style-name="ce18" office:value-type="string" calcext:value-type="string">
            <text:p><text:span text:style-name="T16">- Automatic memory allocation</text:span></text:p>
            <text:p><text:span text:style-name="T17">- Dynamic typing</text:span><text:span text:style-name="T18"> =&gt; no need for explicit type declaration ; methods and attributes (e.g., protocols like __mod__) are built into objects. Object management is based on its “behavior” instead of a strict type.</text:span></text:p>
            <text:p><text:span text:style-name="T19">- Automatic bounds checking</text:span></text:p>
            <text:p><text:span text:style-name="T17">- Exception handling</text:span><text:span text:style-name="T18"> (no crashes or memory littering)</text:span></text:p>
            <text:p><text:span text:style-name="T17">- String handling</text:span><text:span text:style-name="T18"> (no buffer overflows or format string vulnerabilities)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3" office:value-type="string" calcext:value-type="string">
            <text:p>Most professional developers are expected to know this language.</text:p>
          </table:table-cell>
          <table:table-cell table:style-name="ce18" office:value-type="string" calcext:value-type="string">
            <text:p><text:span text:style-name="T3">- 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19" office:value-type="string" calcext:value-type="string">
            <text:p>GC</text:p>
          </table:table-cell>
          <table:table-cell table:style-name="ce19"/>
          <table:table-cell table:style-name="ce19" office:value-type="string" calcext:value-type="string">
            <text:p>The syntax can be intimidating.</text:p>
          </table:table-cell>
          <table:table-cell table:style-name="ce23"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9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/>
          <table:table-cell table:style-name="ce19" office:value-type="string" calcext:value-type="string">
            <text:p>GC (.NET GC)</text:p>
          </table:table-cell>
          <table:table-cell table:style-name="ce19"/>
          <table:table-cell table:style-name="ce19" office:value-type="string" calcext:value-type="string">
            <text:p><text:span text:style-name="T1">- Challenges in cross-platform functionality ; </text:span></text:p>
            <text:p><text:span text:style-name="T1">- not easy to jump into.</text:span></text:p>
          </table:table-cell>
          <table:table-cell table:style-name="ce4" office:value-type="string" calcext:value-type="string">
            <text:p>All professional video game developers are expected to know this language.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1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23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 table:style-name="ce23"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2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" office:value-type="string" calcext:value-type="string">
            <text:p>GC (ARC – automated reference counting)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 table:style-name="ce2"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3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4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" office:value-type="string" calcext:value-type="string">
            <text:p>GC</text:p>
          </table:table-cell>
          <table:table-cell table:style-name="ce2" office:value-type="string" calcext:value-type="string">
            <text:p><text:span text:style-name="T20">- </text:span></text:p>
            <text:p><text:span text:style-name="T3">- Exception handling</text:span>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5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34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5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34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6" table:number-rows-repeated="1048557">
          <table:table-cell table:number-columns-repeated="1023"/>
        </table:table-row>
        <table:table-row table:style-name="ro1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7T16:24:55.933042686</dc:date>
    <meta:editing-duration>P1DT7H27M16S</meta:editing-duration>
    <meta:editing-cycles>37</meta:editing-cycles>
    <meta:generator>LibreOffice/7.3.7.2$Linux_X86_64 LibreOffice_project/30$Build-2</meta:generator>
    <meta:document-statistic meta:table-count="1" meta:cell-count="149" meta:object-count="0"/>
  </office:meta>
</office:document-meta>
</file>